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304cm"/>
    </style:style>
    <style:style style:name="Tabelle1.B" style:family="table-column">
      <style:table-column-properties style:column-width="5.32cm"/>
    </style:style>
    <style:style style:name="Tabelle1.C" style:family="table-column">
      <style:table-column-properties style:column-width="4.064cm"/>
    </style:style>
    <style:style style:name="Tabelle1.D" style:family="table-column">
      <style:table-column-properties style:column-width="4.313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writing-mode="lr-tb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1"/>
    <style:style style:name="P36" style:family="paragraph" style:parent-style-name="Text_20_body" style:list-style-name="L32"/>
    <style:style style:name="P37" style:family="paragraph" style:parent-style-name="Text_20_body" style:list-style-name="L33"/>
    <style:style style:name="P38" style:family="paragraph" style:parent-style-name="Text_20_body" style:list-style-name="L34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P41" style:family="paragraph" style:parent-style-name="Text_20_body" style:list-style-name="L37"/>
    <style:style style:name="P42" style:family="paragraph" style:parent-style-name="Text_20_body" style:list-style-name="L38"/>
    <style:style style:name="P43" style:family="paragraph" style:parent-style-name="Text_20_body" style:list-style-name="L39"/>
    <style:style style:name="P44" style:family="paragraph" style:parent-style-name="Text_20_body" style:list-style-name="L40"/>
    <style:style style:name="P45" style:family="paragraph" style:parent-style-name="Text_20_body" style:list-style-name="L41"/>
    <style:style style:name="P46" style:family="paragraph" style:parent-style-name="Text_20_body" style:list-style-name="L42"/>
    <style:style style:name="P47" style:family="paragraph" style:parent-style-name="Text_20_body" style:list-style-name="L43"/>
    <style:style style:name="P48" style:family="paragraph" style:parent-style-name="Text_20_body" style:list-style-name="L44"/>
    <style:style style:name="P49" style:family="paragraph" style:parent-style-name="Text_20_body" style:list-style-name="L45"/>
    <style:style style:name="P50" style:family="paragraph" style:parent-style-name="Text_20_body" style:list-style-name="L46"/>
    <style:style style:name="P51" style:family="paragraph" style:parent-style-name="Text_20_body" style:list-style-name="L47"/>
    <style:style style:name="P52" style:family="paragraph" style:parent-style-name="Text_20_body" style:list-style-name="L48"/>
    <style:style style:name="P53" style:family="paragraph" style:parent-style-name="Text_20_body" style:list-style-name="L49"/>
    <style:style style:name="P54" style:family="paragraph" style:parent-style-name="Text_20_body" style:list-style-name="L50"/>
    <style:style style:name="P55" style:family="paragraph" style:parent-style-name="Text_20_body" style:list-style-name="L51"/>
    <style:style style:name="P56" style:family="paragraph" style:parent-style-name="Text_20_body" style:list-style-name="L52"/>
    <style:style style:name="P57" style:family="paragraph" style:parent-style-name="Text_20_body" style:list-style-name="L53"/>
    <style:style style:name="P58" style:family="paragraph" style:parent-style-name="Text_20_body" style:list-style-name="L54"/>
    <style:style style:name="P59" style:family="paragraph" style:parent-style-name="Text_20_body" style:list-style-name="L55"/>
    <style:style style:name="P60" style:family="paragraph" style:parent-style-name="Text_20_body" style:list-style-name="L56"/>
    <style:style style:name="P61" style:family="paragraph" style:parent-style-name="Text_20_body" style:list-style-name="L57"/>
    <style:style style:name="P62" style:family="paragraph" style:parent-style-name="Text_20_body" style:list-style-name="L58"/>
    <style:style style:name="P63" style:family="paragraph" style:parent-style-name="Text_20_body" style:list-style-name="L59"/>
    <style:style style:name="P64" style:family="paragraph" style:parent-style-name="Text_20_body" style:list-style-name="L60"/>
    <style:style style:name="P65" style:family="paragraph" style:parent-style-name="Text_20_body" style:list-style-name="L61"/>
    <style:style style:name="P66" style:family="paragraph" style:parent-style-name="Text_20_body" style:list-style-name="L62"/>
    <style:style style:name="P67" style:family="paragraph" style:parent-style-name="Text_20_body" style:list-style-name="L63"/>
    <style:style style:name="P68" style:family="paragraph" style:parent-style-name="Text_20_body" style:list-style-name="L64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flichtenheft – Company &amp; Location Service</text:p>
      <text:p text:style-name="Text_20_body"><text:span text:style-name="Strong_20_Emphasis">Service-Name:</text:span> company-service<text:line-break/><text:span text:style-name="Strong_20_Emphasis">Version:</text:span> 1.0<text:line-break/><text:span text:style-name="Strong_20_Emphasis">Stand:</text:span> 12.02.2026<text:line-break/><text:span text:style-name="Strong_20_Emphasis">Geltungsbereich:</text:span> Modul/Service zur Verwaltung von Companies (Mandanten) und deren Locations (Standorte) inkl. Hauptstandort-Regel, Standortstatus (OPEN/CLOSED), Soft-Delete (Papierkorb), Audit und Eventing (Outbox – empfohlen)</text:p>
      <text:h text:style-name="Heading_20_1" text:outline-level="1">1. Einleitung</text:h>
      <text:h text:style-name="Heading_20_2" text:outline-level="2">1.1 Ziel</text:h>
      <text:p text:style-name="Text_20_body">Ziel ist die zentrale Verwaltung von <text:span text:style-name="Strong_20_Emphasis">Company</text:span>-Stammdaten (Mandant) und <text:span text:style-name="Strong_20_Emphasis">Locations</text:span> (Standorte) innerhalb eines Multi-Mandanten-Systems. Jede Company besitzt mindestens eine Location und genau eine <text:span text:style-name="Strong_20_Emphasis">Hauptlocation</text:span>.</text:p>
      <text:p text:style-name="Text_20_body">Der Service stellt insbesondere sicher:</text:p>
      <text:list xml:id="list8244007213314461602" text:style-name="L1">
        <text:list-item>
          <text:p text:style-name="P5">beliebig viele Companies (Mandanten) im System</text:p>
        </text:list-item>
        <text:list-item>
          <text:p text:style-name="P5">pro Company mindestens 1 Location</text:p>
        </text:list-item>
        <text:list-item>
          <text:p text:style-name="P5">pro Company genau 1 Hauptlocation</text:p>
        </text:list-item>
        <text:list-item>
          <text:p text:style-name="P5">Hauptlocation kann jederzeit gewechselt werden</text:p>
        </text:list-item>
        <text:list-item>
          <text:p text:style-name="P5">Locations können geschlossen werden (CLOSED), aber es muss mindestens eine <text:span text:style-name="Strong_20_Emphasis">OPEN</text:span> Location verbleiben und die Hauptlocation muss immer OPEN sein</text:p>
        </text:list-item>
        <text:list-item>
          <text:p text:style-name="P5">Soft-Delete (Papierkorb) + Restore für Company/Location inkl. Audit (wer/wann)</text:p>
        </text:list-item>
        <text:list-item>
          <text:p text:style-name="P5"><text:span text:style-name="Strong_20_Emphasis">Cascade Trash Locations</text:span>: Company trash → alle Locations trash (Soft-Delete)</text:p>
        </text:list-item>
        <text:list-item>
          <text:p text:style-name="P5">Integration via Events (Outbox empfohlen) für lose Kopplung mit anderen Services</text:p>
        </text:list-item>
      </text:list>
      <text:h text:style-name="Heading_20_2" text:outline-level="2">1.2 Abgrenzung / Nicht-Ziele (MVP)</text:h>
      <text:p text:style-name="Text_20_body">Nicht Bestandteil des MVP:</text:p>
      <text:list xml:id="list3737933853953612721" text:style-name="L2">
        <text:list-item>
          <text:p text:style-name="P6">Authentifizierung (Login, Token-Ausstellung, MFA, Refresh Tokens) → kommt später als eigener Auth-Service</text:p>
        </text:list-item>
        <text:list-item>
          <text:p text:style-name="P6">Benutzerverwaltung/Registrierung → User-Service / Auth-Service</text:p>
        </text:list-item>
        <text:list-item>
          <text:p text:style-name="P6">Verwaltung von Kommunikationsdaten (E-Mail, Telefon, Adresse) → Communication-Service</text:p>
        </text:list-item>
        <text:list-item>
          <text:p text:style-name="P6">Vollständiges revisionssicheres Audit-Log (append-only) → optional später (Events liefern Basis)</text:p>
        </text:list-item>
        <text:list-item>
          <text:p text:style-name="P6">Volltext-/Geo-Suche über externe Suchsysteme (Elastic/OpenSearch) → als Erweiterung vorgesehen</text:p>
        </text:list-item>
      </text:list>
      <text:h text:style-name="Heading_20_2" text:outline-level="2"/>
      <text:h text:style-name="P4" text:outline-level="2">1.3 Begriffe</text:h>
      <text:list xml:id="list48824270276350713" text:style-name="L3">
        <text:list-item>
          <text:p text:style-name="P7"><text:span text:style-name="Strong_20_Emphasis">Company:</text:span> Mandant (Tenant). Fachliches Objekt für Unternehmensdaten.</text:p>
        </text:list-item>
        <text:list-item>
          <text:p text:style-name="P7"><text:span text:style-name="Strong_20_Emphasis">Location:</text:span> Standort, der zu genau einer Company gehört.</text:p>
        </text:list-item>
        <text:list-item>
          <text:p text:style-name="P7"><text:span text:style-name="Strong_20_Emphasis">Hauptlocation:</text:span> genau ein Standort pro Company (die „primäre“ Location).</text:p>
        </text:list-item>
        <text:list-item>
          <text:p text:style-name="P7"><text:span text:style-name="Strong_20_Emphasis">OPEN/CLOSED:</text:span> fachlicher Status eines Standorts (offen/geschlossen).</text:p>
        </text:list-item>
        <text:list-item>
          <text:p text:style-name="P7"><text:span text:style-name="Strong_20_Emphasis">Soft-Delete / Papierkorb (TRASHED):</text:span> Datensatz bleibt in DB, ist aber logisch gelöscht (<text:span text:style-name="Source_20_Text">trashedAt/trashedBy</text:span>). Restore möglich.</text:p>
        </text:list-item>
        <text:list-item>
          <text:p text:style-name="P7"><text:span text:style-name="Strong_20_Emphasis">Audit:</text:span> Felder, die speichern „wer“ und „wann“ erstellt/geändert/gelöscht hat.</text:p>
        </text:list-item>
        <text:list-item>
          <text:p text:style-name="P7"><text:span text:style-name="Strong_20_Emphasis">UUID/ULID:</text:span> eindeutige IDs als String. ULID ist sortierbar nach Zeit, UUID ist weit verbreitet.</text:p>
        </text:list-item>
      </text:list>
      <text:p text:style-name="Text_20_body"/>
      <text:h text:style-name="Heading_20_1" text:outline-level="1">2. Rahmenbedingungen / Technologie</text:h>
      <text:h text:style-name="Heading_20_2" text:outline-level="2">2.1 Technologie-Stack (MUSS)</text:h>
      <text:list xml:id="list7162713603235241896" text:style-name="L4">
        <text:list-item>
          <text:p text:style-name="P8">Backend: Java + Spring (Spring Boot)</text:p>
        </text:list-item>
        <text:list-item>
          <text:p text:style-name="P8">Datenbank: MariaDB (MySQL kompatibel)</text:p>
        </text:list-item>
        <text:list-item>
          <text:p text:style-name="P8">API: REST/JSON</text:p>
        </text:list-item>
        <text:list-item>
          <text:p text:style-name="P8">IDs: UUID/ULID (String)</text:p>
        </text:list-item>
      </text:list>
      <text:h text:style-name="Heading_20_2" text:outline-level="2">2.2 Datenbank-Migrationen (SOLL)</text:h>
      <text:list xml:id="list8103870105724608135" text:style-name="L5">
        <text:list-item>
          <text:p text:style-name="P9">Schemaänderungen werden versioniert über ein Migrationstool (z. B. Flyway oder Liquibase).</text:p>
        </text:list-item>
      </text:list>
      <text:h text:style-name="Heading_20_2" text:outline-level="2">2.3 OpenAPI/Swagger Dokumentation (MUSS)</text:h>
      <text:p text:style-name="Text_20_body">Alle Controller und DTOs werden ausführlich mit OpenAPI/Swagger annotiert:</text:p>
      <text:list xml:id="list9077478413625198133" text:style-name="L6">
        <text:list-item>
          <text:p text:style-name="P10">Endpunktbeschreibung (Zweck/Use Case)</text:p>
        </text:list-item>
        <text:list-item>
          <text:p text:style-name="P10">DTO-Schemas (Request/Response)</text:p>
        </text:list-item>
        <text:list-item>
          <text:p text:style-name="P10">Beispiele (Examples)</text:p>
        </text:list-item>
        <text:list-item>
          <text:p text:style-name="P10">Fehlerfälle (Statuscodes + Error DTO)</text:p>
        </text:list-item>
        <text:list-item>
          <text:p text:style-name="P10">Parameter (Path/Query/Body) inkl. Pflicht/Optional/Default</text:p>
        </text:list-item>
        <text:list-item>
          <text:p text:style-name="P10">Paging/Sort-Parameter (falls Liste)</text:p>
        </text:list-item>
      </text:list>
      <text:p text:style-name="Text_20_body"><text:span text:style-name="Strong_20_Emphasis">Definition of Done (MUSS):</text:span> Kein Endpoint gilt als fertig ohne vollständige Swagger-Doku (Beschreibung, Parameter, DTO-Schema, Examples, Error Responses).</text:p>
      <text:h text:style-name="Heading_20_2" text:outline-level="2"/>
      <text:h text:style-name="P4" text:outline-level="2">2.4 Zeit- und Datumsstandard (MUSS)</text:h>
      <text:list xml:id="list3774002212212538818" text:style-name="L7">
        <text:list-item>
          <text:p text:style-name="P11">Alle Zeitpunkte in Responses/Requests als UTC (ISO-8601), z. B. <text:span text:style-name="Source_20_Text">2026-02-12T12:00:00Z</text:span>.</text:p>
        </text:list-item>
        <text:list-item>
          <text:p text:style-name="P11">Serverseitige Audit-Zeitpunkte werden in UTC gesetzt.</text:p>
        </text:list-item>
      </text:list>
      <text:p text:style-name="Text_20_body"/>
      <text:h text:style-name="Heading_20_1" text:outline-level="1">3. Fachliche Anforderungen</text:h>
      <text:h text:style-name="Heading_20_2" text:outline-level="2">3.1 Mandantenmodell / Zuordnung (MUSS)</text:h>
      <text:p text:style-name="Text_20_body">Jeder Company- und Location-Datensatz besitzt:</text:p>
      <text:list xml:id="list9162952724605590209" text:style-name="L8">
        <text:list-item>
          <text:p text:style-name="P12"><text:span text:style-name="Source_20_Text">companyId</text:span> (die ID der Company als Mandanten-ID; UUID/ULID)</text:p>
        </text:list-item>
      </text:list>
      <text:p text:style-name="Text_20_body">Jede Location gehört genau zu einer Company:</text:p>
      <text:list xml:id="list3780167011005763387" text:style-name="L9">
        <text:list-item>
          <text:p text:style-name="P13"><text:span text:style-name="Source_20_Text">location.companyId</text:span> verweist auf die zugehörige Company.</text:p>
        </text:list-item>
      </text:list>
      <text:p text:style-name="Text_20_body"><text:span text:style-name="Strong_20_Emphasis">Wichtige Konsequenz:</text:span> Alle DB-Zugriffe sind <text:span text:style-name="Strong_20_Emphasis">company-scharf</text:span>.</text:p>
      <text:h text:style-name="Heading_20_2" text:outline-level="2">3.2 IDs (UUID/ULID) &amp; globale Eindeutigkeit (MUSS)</text:h>
      <text:list xml:id="list6998596077603614783" text:style-name="L10">
        <text:list-item>
          <text:p text:style-name="P14"><text:span text:style-name="Source_20_Text">companyId</text:span> und <text:span text:style-name="Source_20_Text">locationId</text:span> sind UUID/ULID Strings.</text:p>
        </text:list-item>
        <text:list-item>
          <text:p text:style-name="P14"><text:span text:style-name="Strong_20_Emphasis">locationId ist global eindeutig</text:span>, damit die Route <text:span text:style-name="Source_20_Text">/api/v1/location/{locationId}</text:span> ohne companyId möglich ist.</text:p>
        </text:list-item>
        <text:list-item>
          <text:p text:style-name="P14">Der Service MUSS trotzdem prüfen, dass die Location zur Company im Auth-/Tenant-Kontext gehört (siehe 4.1).</text:p>
        </text:list-item>
      </text:list>
      <text:h text:style-name="Heading_20_2" text:outline-level="2">3.3 Company-Felder (MUSS/SOLL)</text:h>
      <text:p text:style-name="Text_20_body"><text:span text:style-name="Strong_20_Emphasis">MUSS (MVP):</text:span></text:p>
      <text:list xml:id="list4858677920892226999" text:style-name="L11">
        <text:list-item>
          <text:p text:style-name="P15"><text:span text:style-name="Source_20_Text">companyId</text:span></text:p>
        </text:list-item>
        <text:list-item>
          <text:p text:style-name="P15"><text:span text:style-name="Source_20_Text">name</text:span></text:p>
        </text:list-item>
        <text:list-item>
          <text:p text:style-name="P15"><text:span text:style-name="Source_20_Text">mainLocationId</text:span></text:p>
        </text:list-item>
        <text:list-item>
          <text:p text:style-name="P15">Audit: <text:span text:style-name="Source_20_Text">createdAt/By</text:span>, <text:span text:style-name="Source_20_Text">modifiedAt/By</text:span>, <text:span text:style-name="Source_20_Text">trashedAt/By</text:span></text:p>
        </text:list-item>
        <text:list-item>
          <text:p text:style-name="P15"><text:span text:style-name="Source_20_Text">version</text:span> (Optimistic Locking) (MUSS, siehe 3.12)</text:p>
        </text:list-item>
      </text:list>
      <text:p text:style-name="Text_20_body"><text:span text:style-name="Strong_20_Emphasis">SOLL (typisch):</text:span></text:p>
      <text:list xml:id="list3241929438964089189" text:style-name="L12">
        <text:list-item>
          <text:p text:style-name="P16"><text:span text:style-name="Source_20_Text">displayName</text:span></text:p>
        </text:list-item>
        <text:list-item>
          <text:p text:style-name="P16"><text:span text:style-name="Source_20_Text">timezone</text:span> (Default, z. B. <text:span text:style-name="Source_20_Text">Europe/Berlin</text:span>)</text:p>
        </text:list-item>
        <text:list-item>
          <text:p text:style-name="P16"><text:span text:style-name="Source_20_Text">locale</text:span> (z. B. <text:span text:style-name="Source_20_Text">de-DE</text:span>)</text:p>
        </text:list-item>
        <text:list-item>
          <text:p text:style-name="P16"><text:span text:style-name="Source_20_Text">logoFileRef</text:span> (Referenz auf File-Service/Storage)</text:p>
        </text:list-item>
      </text:list>
      <text:h text:style-name="Heading_20_2" text:outline-level="2"/>
      <text:h text:style-name="P4" text:outline-level="2">3.4 Location-Felder (MUSS/SOLL)</text:h>
      <text:p text:style-name="Text_20_body"><text:span text:style-name="Strong_20_Emphasis">MUSS (MVP):</text:span></text:p>
      <text:list xml:id="list8061447614646713074" text:style-name="L13">
        <text:list-item>
          <text:p text:style-name="P17"><text:span text:style-name="Source_20_Text">locationId</text:span></text:p>
        </text:list-item>
        <text:list-item>
          <text:p text:style-name="P17"><text:span text:style-name="Source_20_Text">companyId</text:span></text:p>
        </text:list-item>
        <text:list-item>
          <text:p text:style-name="P17"><text:span text:style-name="Source_20_Text">name</text:span></text:p>
        </text:list-item>
        <text:list-item>
          <text:p text:style-name="P17"><text:span text:style-name="Source_20_Text">status</text:span> (OPEN/CLOSED)</text:p>
        </text:list-item>
        <text:list-item>
          <text:p text:style-name="P17">Close-Meta: <text:span text:style-name="Source_20_Text">closedAt/By</text:span>, optional <text:span text:style-name="Source_20_Text">closedReason</text:span></text:p>
        </text:list-item>
        <text:list-item>
          <text:p text:style-name="P17">Audit: <text:span text:style-name="Source_20_Text">createdAt/By</text:span>, <text:span text:style-name="Source_20_Text">modifiedAt/By</text:span>, <text:span text:style-name="Source_20_Text">trashedAt/By</text:span></text:p>
        </text:list-item>
        <text:list-item>
          <text:p text:style-name="P17"><text:span text:style-name="Source_20_Text">version</text:span></text:p>
        </text:list-item>
      </text:list>
      <text:p text:style-name="Text_20_body"><text:span text:style-name="Strong_20_Emphasis">SOLL (typisch):</text:span></text:p>
      <text:list xml:id="list767033019369871507" text:style-name="L14">
        <text:list-item>
          <text:p text:style-name="P18"><text:span text:style-name="Source_20_Text">locationCode</text:span> (pro Company optional eindeutig)</text:p>
        </text:list-item>
        <text:list-item>
          <text:p text:style-name="P18"><text:span text:style-name="Source_20_Text">timezone</text:span> (fallback auf Company timezone)</text:p>
        </text:list-item>
        <text:list-item>
          <text:p text:style-name="P18"><text:span text:style-name="Source_20_Text">trashedCause</text:span> (<text:span text:style-name="Source_20_Text">MANUAL</text:span> | <text:span text:style-name="Source_20_Text">CASCADE</text:span>) oder <text:span text:style-name="Source_20_Text">trashedByCascade</text:span> (boolean) zur sauberen Restore-Logik</text:p>
        </text:list-item>
      </text:list>
      <text:h text:style-name="Heading_20_2" text:outline-level="2">3.5 Hauptlocation-Regel (MUSS)</text:h>
      <text:list xml:id="list6336371549955648568" text:style-name="L15">
        <text:list-item>
          <text:p text:style-name="P19">Pro Company existiert <text:span text:style-name="Strong_20_Emphasis">genau eine</text:span> Hauptlocation.</text:p>
        </text:list-item>
        <text:list-item>
          <text:p text:style-name="P19">Hauptlocation wird über <text:span text:style-name="Source_20_Text">company.mainLocationId</text:span> definiert.</text:p>
        </text:list-item>
        <text:list-item>
          <text:p text:style-name="P19">Hauptlocation MUSS existieren, OPEN sein und darf nicht trashed sein.</text:p>
        </text:list-item>
      </text:list>
      <text:h text:style-name="Heading_20_2" text:outline-level="2">3.6 Mindestanzahl aktiver Locations (MUSS)</text:h>
      <text:list xml:id="list5091143657452641131" text:style-name="L16">
        <text:list-item>
          <text:p text:style-name="P20">Pro Company muss jederzeit mindestens <text:span text:style-name="Strong_20_Emphasis">eine OPEN Location</text:span> existieren (nicht trashed).</text:p>
        </text:list-item>
        <text:list-item>
          <text:p text:style-name="P20">Das Schließen oder Trashen der letzten OPEN Location ist nicht erlaubt.</text:p>
        </text:list-item>
      </text:list>
      <text:h text:style-name="Heading_20_2" text:outline-level="2">3.7 Standort schließen / wieder öffnen (MUSS)</text:h>
      <text:list xml:id="list601808979739081621" text:style-name="L17">
        <text:list-item>
          <text:p text:style-name="P21">Locations können geschlossen werden (<text:span text:style-name="Source_20_Text">status=CLOSED</text:span>).</text:p>
        </text:list-item>
        <text:list-item>
          <text:p text:style-name="P21">Eine Location darf <text:span text:style-name="Strong_20_Emphasis">nicht</text:span> geschlossen werden, wenn sie aktuelle Hauptlocation ist.</text:p>
        </text:list-item>
        <text:list-item>
          <text:p text:style-name="P21">Ein geschlossenes Objekt kann wieder geöffnet werden (<text:span text:style-name="Source_20_Text">status=OPEN</text:span>).</text:p>
        </text:list-item>
      </text:list>
      <text:h text:style-name="Heading_20_2" text:outline-level="2"/>
      <text:h text:style-name="P4" text:outline-level="2">3.8 Soft-Delete, Restore, Retention (MUSS/SOLL)</text:h>
      <text:p text:style-name="Text_20_body"><text:span text:style-name="Strong_20_Emphasis">MUSS:</text:span></text:p>
      <text:list xml:id="list3118848252543636922" text:style-name="L18">
        <text:list-item>
          <text:p text:style-name="P22">Soft-Delete über <text:span text:style-name="Source_20_Text">trashedAt/trashedBy</text:span></text:p>
        </text:list-item>
        <text:list-item>
          <text:p text:style-name="P22">Standard-GET/LIST liefern nur <text:span text:style-name="Source_20_Text">trashedAt IS NULL</text:span> (außer <text:span text:style-name="Source_20_Text">includeTrashed=true</text:span>)</text:p>
        </text:list-item>
      </text:list>
      <text:p text:style-name="Text_20_body"><text:span text:style-name="Strong_20_Emphasis">MUSS (Entscheidung): Cascade Trash Locations</text:span></text:p>
      <text:list xml:id="list6482808654610863754" text:style-name="L19">
        <text:list-item>
          <text:p text:style-name="P23">Wenn eine Company getrashed wird, werden alle ihre Locations ebenfalls getrashed.</text:p>
        </text:list-item>
      </text:list>
      <text:p text:style-name="Text_20_body"><text:span text:style-name="Strong_20_Emphasis">SOLL:</text:span></text:p>
      <text:list xml:id="list7463916905950940855" text:style-name="L20">
        <text:list-item>
          <text:p text:style-name="P24">Restore-Endpunkte für Company und Location</text:p>
        </text:list-item>
        <text:list-item>
          <text:p text:style-name="P24">Retention/Purge: endgültiges Löschen nach konfigurierbarer Frist (z. B. 90 Tage) per täglichem Job</text:p>
        </text:list-item>
      </text:list>
      <text:h text:style-name="Heading_20_2" text:outline-level="2">3.9 Firmenlogo (SOLL)</text:h>
      <text:list xml:id="list995940765196225625" text:style-name="L21">
        <text:list-item>
          <text:p text:style-name="P25">Company kann ein Logo haben, gespeichert als <text:span text:style-name="Strong_20_Emphasis">Referenz</text:span> <text:span text:style-name="Source_20_Text">logoFileRef</text:span> (kein Base64 in DB).</text:p>
        </text:list-item>
        <text:list-item>
          <text:p text:style-name="P25">Upload/Storage erfolgt außerhalb dieses Services (z. B. File-Service/Object Storage).</text:p>
        </text:list-item>
      </text:list>
      <text:h text:style-name="Heading_20_2" text:outline-level="2">3.10 Kommunikation (Abgrenzung, MUSS)</text:h>
      <text:list xml:id="list1952680485128111161" text:style-name="L22">
        <text:list-item>
          <text:p text:style-name="P26">Kommunikationsdaten werden <text:span text:style-name="Strong_20_Emphasis">nicht</text:span> im company-service gespeichert.</text:p>
        </text:list-item>
        <text:list-item>
          <text:p text:style-name="P26">Integration erfolgt über Communication-Service via <text:span text:style-name="Source_20_Text">ownerType</text:span> + <text:span text:style-name="Source_20_Text">ownerId</text:span>.</text:p>
        </text:list-item>
      </text:list>
      <text:p text:style-name="Text_20_body">Empfehlung (festgelegt):</text:p>
      <text:list xml:id="list3652596422155159203" text:style-name="L23">
        <text:list-item>
          <text:p text:style-name="P27">pro Owner mehrere Adressen erlaubt, aber <text:span text:style-name="Strong_20_Emphasis">genau eine primäre</text:span> (<text:span text:style-name="Source_20_Text">primary=true</text:span>).</text:p>
        </text:list-item>
      </text:list>
      <text:h text:style-name="Heading_20_2" text:outline-level="2">3.11 Suche (SOLL)</text:h>
      <text:list xml:id="list1330460350900764994" text:style-name="L24">
        <text:list-item>
          <text:p text:style-name="P28">Endpunkte zur Liste/Suche von Locations pro Company mit Paging/Sort.</text:p>
        </text:list-item>
        <text:list-item>
          <text:p text:style-name="P28">Optional Filter: status, nameContains, includeTrashed.</text:p>
        </text:list-item>
      </text:list>
      <text:h text:style-name="Heading_20_2" text:outline-level="2">3.12 Audit &amp; Versionierung (MUSS)</text:h>
      <text:p text:style-name="Text_20_body"><text:span text:style-name="Strong_20_Emphasis">MUSS:</text:span></text:p>
      <text:list xml:id="list86463927567600025" text:style-name="L25">
        <text:list-item>
          <text:p text:style-name="P29"><text:span text:style-name="Source_20_Text">createdAt/By</text:span>, <text:span text:style-name="Source_20_Text">modifiedAt/By</text:span>, <text:span text:style-name="Source_20_Text">trashedAt/By</text:span></text:p>
        </text:list-item>
        <text:list-item>
          <text:p text:style-name="P29"><text:span text:style-name="Source_20_Text">closedAt/By</text:span> (Location Close)</text:p>
        </text:list-item>
      </text:list>
      <text:p text:style-name="Text_20_body"><text:span text:style-name="Strong_20_Emphasis">MUSS:</text:span></text:p>
      <text:list xml:id="list5802826096460295781" text:style-name="L26">
        <text:list-item>
          <text:p text:style-name="P30"><text:span text:style-name="Source_20_Text">version</text:span> (Optimistic Locking) zur Vermeidung von Überschreibkonflikten, insbesondere bei <text:span text:style-name="Source_20_Text">setMainLocation</text:span>.</text:p>
        </text:list-item>
      </text:list>
      <text:h text:style-name="Heading_20_2" text:outline-level="2"><text:soft-page-break/>3.13 Normalisierung / Datenqualität (SOLL)</text:h>
      <text:list xml:id="list9145242814085731605" text:style-name="L27">
        <text:list-item>
          <text:p text:style-name="P31"><text:span text:style-name="Source_20_Text">nameNormalized</text:span> (trim + lowercase) für Company/Location zur Suche.</text:p>
        </text:list-item>
        <text:list-item>
          <text:p text:style-name="P31"><text:span text:style-name="Source_20_Text">locationCodeNormalized</text:span> (falls locationCode verwendet wird).</text:p>
        </text:list-item>
      </text:list>
      <text:h text:style-name="Heading_20_2" text:outline-level="2">3.14 Domain-Events / Outbox (SOLL, empfohlen)</text:h>
      <text:list xml:id="list7360409995459456540" text:style-name="L28">
        <text:list-item>
          <text:p text:style-name="P32">Outbox Pattern: Domain-Event wird in derselben DB-Transaktion geschrieben.</text:p>
        </text:list-item>
        <text:list-item>
          <text:p text:style-name="P32">Events (minimal):</text:p>
          <text:list>
            <text:list-item>
              <text:p text:style-name="P32"><text:span text:style-name="Source_20_Text">CompanyCreated</text:span>, <text:span text:style-name="Source_20_Text">CompanyUpdated</text:span>, <text:span text:style-name="Source_20_Text">CompanyTrashed</text:span>, <text:span text:style-name="Source_20_Text">CompanyRestored</text:span>, <text:span text:style-name="Source_20_Text">CompanyMainLocationChanged</text:span></text:p>
            </text:list-item>
            <text:list-item>
              <text:p text:style-name="P32"><text:span text:style-name="Source_20_Text">LocationCreated</text:span>, <text:span text:style-name="Source_20_Text">LocationUpdated</text:span>, <text:span text:style-name="Source_20_Text">LocationClosed</text:span>, <text:span text:style-name="Source_20_Text">LocationReopened</text:span>, <text:span text:style-name="Source_20_Text">LocationTrashed</text:span>, <text:span text:style-name="Source_20_Text">LocationRestored</text:span></text:p>
            </text:list-item>
          </text:list>
        </text:list-item>
      </text:list>
      <text:p text:style-name="Text_20_body"><text:span text:style-name="Source_20_Text"/></text:p>
      <text:h text:style-name="Heading_20_1" text:outline-level="1">4. Nicht-funktionale Anforderungen</text:h>
      <text:h text:style-name="Heading_20_2" text:outline-level="2">4.1 Sicherheit / Mandantentrennung (MUSS)</text:h>
      <text:list xml:id="list7305285884440893468" text:style-name="L29">
        <text:list-item>
          <text:p text:style-name="P33"><text:span text:style-name="Source_20_Text">companyId</text:span> wird serverseitig gegen Auth-/Tenant-Kontext geprüft (kein Cross-Company Zugriff).</text:p>
        </text:list-item>
        <text:list-item>
          <text:p text:style-name="P33">Audit-UserIDs werden aus dem Auth-Kontext befüllt.</text:p>
        </text:list-item>
        <text:list-item>
          <text:p text:style-name="P33">Zugriff über Mandantengrenzen ist ausgeschlossen (403).</text:p>
        </text:list-item>
      </text:list>
      <text:p text:style-name="Text_20_body"><text:span text:style-name="Strong_20_Emphasis">Spezialfall Location-Routen ohne companyId:</text:span><text:line-break/>Bei <text:span text:style-name="Source_20_Text">/api/v1/location/{locationId}</text:span> MUSS serverseitig geprüft werden:</text:p>
      <text:list xml:id="list2401261400870524370" text:style-name="L30">
        <text:list-item>
          <text:p text:style-name="P34"><text:span text:style-name="Source_20_Text">location.companyId == companyId aus Auth-/Tenant-Kontext</text:span></text:p>
        </text:list-item>
        <text:list-item>
          <text:p text:style-name="P34">plus IAM-Permission im Company-Kontext.</text:p>
        </text:list-item>
      </text:list>
      <text:h text:style-name="Heading_20_2" text:outline-level="2">4.2 Logging/Tracing (SOLL)</text:h>
      <text:list xml:id="list5761059201678658272" text:style-name="L31">
        <text:list-item>
          <text:p text:style-name="P35">Jede Anfrage loggt correlationId, companyId, Endpoint, Dauer, Statuscode.</text:p>
        </text:list-item>
        <text:list-item>
          <text:p text:style-name="P35">Keine sensiblen Daten im Klartext loggen (z. B. Tokens).</text:p>
        </text:list-item>
      </text:list>
      <text:h text:style-name="Heading_20_2" text:outline-level="2">4.3 Caching (SOLL)</text:h>
      <text:p text:style-name="Text_20_body">Siehe Abschnitt 8 (Caching).</text:p>
      <text:p text:style-name="Text_20_body"/>
      <text:h text:style-name="Heading_20_1" text:outline-level="1"/>
      <text:h text:style-name="P1" text:outline-level="1">5. Datenmodell (logisch)</text:h>
      <text:h text:style-name="Heading_20_2" text:outline-level="2">5.1 Entity: Company</text:h>
      <text:p text:style-name="Text_20_body">Kernfelder:</text:p>
      <text:list xml:id="list7953140678829485727" text:style-name="L32">
        <text:list-item>
          <text:p text:style-name="P36"><text:span text:style-name="Source_20_Text">companyId</text:span> (UUID/ULID, String)</text:p>
        </text:list-item>
        <text:list-item>
          <text:p text:style-name="P36"><text:span text:style-name="Source_20_Text">name</text:span>, optional <text:span text:style-name="Source_20_Text">displayName</text:span></text:p>
        </text:list-item>
        <text:list-item>
          <text:p text:style-name="P36"><text:span text:style-name="Source_20_Text">mainLocationId</text:span> (UUID/ULID, String)</text:p>
        </text:list-item>
        <text:list-item>
          <text:p text:style-name="P36">optional <text:span text:style-name="Source_20_Text">timezone</text:span>, <text:span text:style-name="Source_20_Text">locale</text:span>, <text:span text:style-name="Source_20_Text">logoFileRef</text:span></text:p>
        </text:list-item>
        <text:list-item>
          <text:p text:style-name="P36">Audit: <text:span text:style-name="Source_20_Text">createdAt/By</text:span>, <text:span text:style-name="Source_20_Text">modifiedAt/By</text:span>, <text:span text:style-name="Source_20_Text">trashedAt/By</text:span></text:p>
        </text:list-item>
        <text:list-item>
          <text:p text:style-name="P36"><text:span text:style-name="Source_20_Text">version</text:span></text:p>
        </text:list-item>
      </text:list>
      <text:p text:style-name="Text_20_body">Indizes (MUSS/SOLL):</text:p>
      <text:list xml:id="list8159564748385769063" text:style-name="L33">
        <text:list-item>
          <text:p text:style-name="P37">MUSS: PK(companyId)</text:p>
        </text:list-item>
        <text:list-item>
          <text:p text:style-name="P37">SOLL: <text:span text:style-name="Source_20_Text">(nameNormalized)</text:span> für Suche</text:p>
        </text:list-item>
      </text:list>
      <text:h text:style-name="Heading_20_2" text:outline-level="2">5.2 Entity: Location</text:h>
      <text:p text:style-name="Text_20_body">Kernfelder:</text:p>
      <text:list xml:id="list7401535836437408167" text:style-name="L34">
        <text:list-item>
          <text:p text:style-name="P38"><text:span text:style-name="Source_20_Text">locationId</text:span> (UUID/ULID, String)</text:p>
        </text:list-item>
        <text:list-item>
          <text:p text:style-name="P38"><text:span text:style-name="Source_20_Text">companyId</text:span> (FK logisch)</text:p>
        </text:list-item>
        <text:list-item>
          <text:p text:style-name="P38"><text:span text:style-name="Source_20_Text">name</text:span>, optional <text:span text:style-name="Source_20_Text">locationCode</text:span>, optional <text:span text:style-name="Source_20_Text">timezone</text:span></text:p>
        </text:list-item>
        <text:list-item>
          <text:p text:style-name="P38"><text:span text:style-name="Source_20_Text">status</text:span> (OPEN/CLOSED)</text:p>
        </text:list-item>
        <text:list-item>
          <text:p text:style-name="P38">Close: <text:span text:style-name="Source_20_Text">closedAt/By</text:span>, optional <text:span text:style-name="Source_20_Text">closedReason</text:span></text:p>
        </text:list-item>
        <text:list-item>
          <text:p text:style-name="P38">Soft-Delete: <text:span text:style-name="Source_20_Text">trashedAt/By</text:span>, optional <text:span text:style-name="Source_20_Text">trashedCause</text:span></text:p>
        </text:list-item>
        <text:list-item>
          <text:p text:style-name="P38">Audit: <text:span text:style-name="Source_20_Text">createdAt/By</text:span>, <text:span text:style-name="Source_20_Text">modifiedAt/By</text:span></text:p>
        </text:list-item>
        <text:list-item>
          <text:p text:style-name="P38"><text:span text:style-name="Source_20_Text">version</text:span></text:p>
        </text:list-item>
      </text:list>
      <text:p text:style-name="Text_20_body">Indizes (MUSS/SOLL):</text:p>
      <text:list xml:id="list8702172785958574699" text:style-name="L35">
        <text:list-item>
          <text:p text:style-name="P39">MUSS: PK(locationId)</text:p>
        </text:list-item>
        <text:list-item>
          <text:p text:style-name="P39">MUSS: <text:span text:style-name="Source_20_Text">(companyId, status, trashedAt)</text:span> (z. B. für „mindestens eine OPEN“)</text:p>
        </text:list-item>
        <text:list-item>
          <text:p text:style-name="P39">SOLL: <text:span text:style-name="Source_20_Text">(companyId, nameNormalized)</text:span></text:p>
        </text:list-item>
        <text:list-item>
          <text:p text:style-name="P39">SOLL: Unique <text:span text:style-name="Source_20_Text">(companyId, locationCode)</text:span> falls locationCode genutzt</text:p>
        </text:list-item>
      </text:list>
      <text:p text:style-name="Text_20_body"><text:span text:style-name="Strong_20_Emphasis">Hauptlocation-Regel:</text:span> technisch (Constraint) oder fachlich (Service-Logik + Transaktion) erzwingen. Empfehlung: fachlich + Optimistic Locking.</text:p>
      <text:h text:style-name="Heading_20_2" text:outline-level="2"/>
      <text:h text:style-name="P4" text:outline-level="2">5.3 Optional: OutboxEvent (SOLL)</text:h>
      <text:list xml:id="list8115329329916976615" text:style-name="L36">
        <text:list-item>
          <text:p text:style-name="P40"><text:span text:style-name="Source_20_Text">eventId</text:span>, <text:span text:style-name="Source_20_Text">eventType</text:span>, <text:span text:style-name="Source_20_Text">occurredAtUtc</text:span>, <text:span text:style-name="Source_20_Text">companyId</text:span>, optional <text:span text:style-name="Source_20_Text">locationId</text:span>, <text:span text:style-name="Source_20_Text">actorSubjectId</text:span>, <text:span text:style-name="Source_20_Text">payloadJson</text:span>, <text:span text:style-name="Source_20_Text">status</text:span>, <text:span text:style-name="Source_20_Text">retryCount</text:span></text:p>
        </text:list-item>
      </text:list>
      <text:p text:style-name="Text_20_body"><text:span text:style-name="Source_20_Text"/></text:p>
      <text:h text:style-name="Heading_20_1" text:outline-level="1">6. REST-API Spezifikation (inkl. Zweck)</text:h>
      <text:h text:style-name="Heading_20_2" text:outline-level="2">6.1 Company</text:h>
      <text:p text:style-name="Text_20_body"><text:span text:style-name="Strong_20_Emphasis">POST </text:span><text:span text:style-name="Strong_20_Emphasis"><text:span text:style-name="Source_20_Text">/api/v1/companies</text:span></text:span><text:line-break/>Zweck: Company anlegen (inkl. initialer Location als Hauptlocation).<text:line-break/>Hinweis: notwendig, weil <text:span text:style-name="Source_20_Text">companyId</text:span> erst bei Anlage entsteht.</text:p>
      <text:p text:style-name="Text_20_body"><text:span text:style-name="Strong_20_Emphasis">GET </text:span><text:span text:style-name="Strong_20_Emphasis"><text:span text:style-name="Source_20_Text">/api/v1/companies/{companyId}</text:span></text:span><text:line-break/>Zweck: Company laden (ohne trashed standardmäßig).</text:p>
      <text:p text:style-name="Text_20_body"><text:span text:style-name="Strong_20_Emphasis">PUT </text:span><text:span text:style-name="Strong_20_Emphasis"><text:span text:style-name="Source_20_Text">/api/v1/companies/{companyId}</text:span></text:span><text:line-break/>Zweck: Company ändern (Name, DisplayName, timezone, locale, logoFileRef …).</text:p>
      <text:p text:style-name="Text_20_body"><text:span text:style-name="Strong_20_Emphasis">PUT </text:span><text:span text:style-name="Strong_20_Emphasis"><text:span text:style-name="Source_20_Text">/api/v1/companies/{companyId}/main-location</text:span></text:span><text:line-break/>Zweck: Hauptlocation wechseln.<text:line-break/>Regeln: Ziel-Location muss zur Company gehören, OPEN und nicht trashed sein.</text:p>
      <text:p text:style-name="Text_20_body"><text:span text:style-name="Strong_20_Emphasis">PUT </text:span><text:span text:style-name="Strong_20_Emphasis"><text:span text:style-name="Source_20_Text">/api/v1/companies/{companyId}/logo</text:span></text:span><text:line-break/>Zweck: Logo-Referenz setzen.</text:p>
      <text:p text:style-name="Text_20_body"><text:span text:style-name="Strong_20_Emphasis">DELETE </text:span><text:span text:style-name="Strong_20_Emphasis"><text:span text:style-name="Source_20_Text">/api/v1/companies/{companyId}/logo</text:span></text:span><text:line-break/>Zweck: Logo entfernen.</text:p>
      <text:p text:style-name="Text_20_body"><text:span text:style-name="Strong_20_Emphasis">DELETE </text:span><text:span text:style-name="Strong_20_Emphasis"><text:span text:style-name="Source_20_Text">/api/v1/companies/{companyId}</text:span></text:span><text:line-break/>Zweck: Soft-Delete Company (setzt trashedAt/trashedBy) + <text:span text:style-name="Strong_20_Emphasis">Cascade Trash Locations</text:span>.</text:p>
      <text:p text:style-name="Text_20_body"><text:span text:style-name="Strong_20_Emphasis">POST </text:span><text:span text:style-name="Strong_20_Emphasis"><text:span text:style-name="Source_20_Text">/api/v1/companies/{companyId}/restore</text:span></text:span><text:line-break/>Zweck: Company wiederherstellen (Restore) + (empfohlen) Cascade-Restore der cascade-trashed Locations.<text:line-break/>MUSS: konsistenten Zustand herstellen (gültige Hauptlocation + mindestens eine OPEN Location).</text:p>
      <text:p text:style-name="Text_20_body"><text:span text:style-name="Strong_20_Emphasis">GET </text:span><text:span text:style-name="Strong_20_Emphasis"><text:span text:style-name="Source_20_Text">/api/v1/companies</text:span></text:span> (SOLL)<text:line-break/>Zweck: Companies listen (z. B. alle Companies, in denen das Subject Mitglied ist).<text:line-break/>Query (SOLL): <text:span text:style-name="Source_20_Text">includeTrashed</text:span>, Paging/Sort.</text:p>
      <text:h text:style-name="Heading_20_2" text:outline-level="2">6.2 Locations (company-bezogen, empfohlen für UI)</text:h>
      <text:p text:style-name="Text_20_body"><text:span text:style-name="Strong_20_Emphasis">GET </text:span><text:span text:style-name="Strong_20_Emphasis"><text:span text:style-name="Source_20_Text">/api/v1/companies/{companyId}/locations</text:span></text:span> (SOLL)<text:line-break/>Zweck: Locations einer Company listen.<text:line-break/>Query (SOLL): <text:span text:style-name="Source_20_Text">status</text:span>, <text:span text:style-name="Source_20_Text">nameContains</text:span>, <text:span text:style-name="Source_20_Text">includeTrashed</text:span>, Paging/Sort.</text:p>
      <text:p text:style-name="Text_20_body"><text:span text:style-name="Strong_20_Emphasis">POST </text:span><text:span text:style-name="Strong_20_Emphasis"><text:span text:style-name="Source_20_Text">/api/v1/companies/{companyId}/locations</text:span></text:span> (SOLL)<text:line-break/>Zweck: Location anlegen (default OPEN).</text:p>
      <text:h text:style-name="Heading_20_2" text:outline-level="2"/>
      <text:h text:style-name="P4" text:outline-level="2">6.3 Location (ID-basiert)</text:h>
      <text:p text:style-name="Text_20_body"><text:span text:style-name="Strong_20_Emphasis">GET </text:span><text:span text:style-name="Strong_20_Emphasis"><text:span text:style-name="Source_20_Text">/api/v1/location/{locationId}</text:span></text:span><text:line-break/>Zweck: Location laden (inkl. „ist Hauptlocation?“).</text:p>
      <text:p text:style-name="Text_20_body"><text:span text:style-name="Strong_20_Emphasis">PUT </text:span><text:span text:style-name="Strong_20_Emphasis"><text:span text:style-name="Source_20_Text">/api/v1/location/{locationId}</text:span></text:span><text:line-break/>Zweck: Location ändern (Name, Code, timezone …).</text:p>
      <text:p text:style-name="Text_20_body"><text:span text:style-name="Strong_20_Emphasis">POST </text:span><text:span text:style-name="Strong_20_Emphasis"><text:span text:style-name="Source_20_Text">/api/v1/location/{locationId}/close</text:span></text:span><text:line-break/>Zweck: Location schließen (CLOSED) + Close-Audit.<text:line-break/>Regeln: nicht Hauptlocation; nicht die letzte OPEN Location.</text:p>
      <text:p text:style-name="Text_20_body"><text:span text:style-name="Strong_20_Emphasis">POST </text:span><text:span text:style-name="Strong_20_Emphasis"><text:span text:style-name="Source_20_Text">/api/v1/location/{locationId}/reopen</text:span></text:span><text:line-break/>Zweck: Location wieder öffnen (OPEN).</text:p>
      <text:p text:style-name="Text_20_body"><text:span text:style-name="Strong_20_Emphasis">DELETE </text:span><text:span text:style-name="Strong_20_Emphasis"><text:span text:style-name="Source_20_Text">/api/v1/location/{locationId}</text:span></text:span><text:line-break/>Zweck: Soft-Delete Location.<text:line-break/>Regeln: nicht Hauptlocation; nicht die letzte OPEN Location.</text:p>
      <text:p text:style-name="Text_20_body"><text:span text:style-name="Strong_20_Emphasis">POST </text:span><text:span text:style-name="Strong_20_Emphasis"><text:span text:style-name="Source_20_Text">/api/v1/location/{locationId}/restore</text:span></text:span><text:line-break/>Zweck: Location wiederherstellen.</text:p>
      <text:p text:style-name="Text_20_body"/>
      <text:h text:style-name="Heading_20_1" text:outline-level="1">7. DTOs (Beispiele)</text:h>
      <text:h text:style-name="Heading_20_2" text:outline-level="2">7.1 Create Company (mit initialer Location)</text:h>
      <text:p text:style-name="P2"><text:span text:style-name="Source_20_Text">{</text:span></text:p>
      <text:p text:style-name="P2"><text:span text:style-name="Source_20_Text"><text:s text:c="2"/>"name": "InnoLogic GmbH",</text:span></text:p>
      <text:p text:style-name="P2"><text:span text:style-name="Source_20_Text"><text:s text:c="2"/>"displayName": "InnoLogic",</text:span></text:p>
      <text:p text:style-name="P2"><text:span text:style-name="Source_20_Text"><text:s text:c="2"/>"timezone": "Europe/Berlin",</text:span></text:p>
      <text:p text:style-name="P2"><text:span text:style-name="Source_20_Text"><text:s text:c="2"/>"locale": "de-DE",</text:span></text:p>
      <text:p text:style-name="P2"><text:span text:style-name="Source_20_Text"><text:s text:c="2"/>"logoFileRef": "file_abc123",</text:span></text:p>
      <text:p text:style-name="P2"><text:span text:style-name="Source_20_Text"><text:s text:c="2"/>"initialLocation": {</text:span></text:p>
      <text:p text:style-name="P2"><text:span text:style-name="Source_20_Text"><text:s text:c="4"/>"name": "Bremen HQ",</text:span></text:p>
      <text:p text:style-name="P2"><text:span text:style-name="Source_20_Text"><text:s text:c="4"/>"locationCode": "HB-01",</text:span></text:p>
      <text:p text:style-name="P2"><text:span text:style-name="Source_20_Text"><text:s text:c="4"/>"timezone": "Europe/Berlin"</text:span></text:p>
      <text:p text:style-name="P2"><text:span text:style-name="Source_20_Text"><text:s text:c="2"/>}</text:span></text:p>
      <text:p text:style-name="P3"><text:span text:style-name="Source_20_Text">}</text:span></text:p>
      <text:h text:style-name="Heading_20_2" text:outline-level="2">7.2 Company Response (mit Audit + Soft-Delete)</text:h>
      <text:p text:style-name="P2"><text:span text:style-name="Source_20_Text">{</text:span></text:p>
      <text:p text:style-name="P2"><text:span text:style-name="Source_20_Text"><text:s text:c="2"/>"companyId": "01J3Z4Z8Q9F1K2M3N4P5R6S7T8",</text:span></text:p>
      <text:p text:style-name="P2"><text:span text:style-name="Source_20_Text"><text:s text:c="2"/>"name": "InnoLogic GmbH",</text:span></text:p>
      <text:p text:style-name="P2"><text:span text:style-name="Source_20_Text"><text:s text:c="2"/>"displayName": "InnoLogic",</text:span></text:p>
      <text:p text:style-name="P2"><text:span text:style-name="Source_20_Text"><text:s text:c="2"/>"mainLocationId": "01J3Z51A7B2C3D4E5F6G7H8J9K",</text:span></text:p>
      <text:p text:style-name="P2"><text:span text:style-name="Source_20_Text"><text:s text:c="2"/>"timezone": "Europe/Berlin",</text:span></text:p>
      <text:p text:style-name="P2"><text:span text:style-name="Source_20_Text"><text:s text:c="2"/>"locale": "de-DE",</text:span></text:p>
      <text:p text:style-name="P2"><text:span text:style-name="Source_20_Text"><text:s text:c="2"/>"logoFileRef": "file_abc123",</text:span></text:p>
      <text:p text:style-name="P2"><text:span text:style-name="Source_20_Text"><text:s text:c="2"/>"createdAt": "2026-02-12T10:00:00Z",</text:span></text:p>
      <text:p text:style-name="P2"><text:span text:style-name="Source_20_Text"><text:s text:c="2"/>"createdBy": "user-77",</text:span></text:p>
      <text:p text:style-name="P2"><text:span text:style-name="Source_20_Text"><text:s text:c="2"/>"modifiedAt": "2026-02-12T10:05:00Z",</text:span></text:p>
      <text:p text:style-name="P2"><text:span text:style-name="Source_20_Text"><text:s text:c="2"/>"modifiedBy": "user-77",</text:span></text:p>
      <text:p text:style-name="P2"><text:span text:style-name="Source_20_Text"><text:s text:c="2"/>"trashedAt": null,</text:span></text:p>
      <text:p text:style-name="P2"><text:span text:style-name="Source_20_Text"><text:s text:c="2"/>"trashedBy": null,</text:span></text:p>
      <text:p text:style-name="P2"><text:span text:style-name="Source_20_Text"><text:s text:c="2"/>"version": 1</text:span></text:p>
      <text:p text:style-name="P3"><text:span text:style-name="Source_20_Text">}</text:span></text:p>
      <text:h text:style-name="Heading_20_2" text:outline-level="2"><text:soft-page-break/>7.3 Set Main Location</text:h>
      <text:p text:style-name="P3"><text:span text:style-name="Source_20_Text">{ "locationId": "01J3Z51A7B2C3D4E5F6G7H8J9K" }</text:span></text:p>
      <text:h text:style-name="Heading_20_2" text:outline-level="2">7.4 Location Response (inkl. main-Flag)</text:h>
      <text:p text:style-name="P2"><text:span text:style-name="Source_20_Text">{</text:span></text:p>
      <text:p text:style-name="P2"><text:span text:style-name="Source_20_Text"><text:s text:c="2"/>"locationId": "01J3Z51A7B2C3D4E5F6G7H8J9K",</text:span></text:p>
      <text:p text:style-name="P2"><text:span text:style-name="Source_20_Text"><text:s text:c="2"/>"companyId": "01J3Z4Z8Q9F1K2M3N4P5R6S7T8",</text:span></text:p>
      <text:p text:style-name="P2"><text:span text:style-name="Source_20_Text"><text:s text:c="2"/>"name": "Bremen HQ",</text:span></text:p>
      <text:p text:style-name="P2"><text:span text:style-name="Source_20_Text"><text:s text:c="2"/>"locationCode": "HB-01",</text:span></text:p>
      <text:p text:style-name="P2"><text:span text:style-name="Source_20_Text"><text:s text:c="2"/>"timezone": "Europe/Berlin",</text:span></text:p>
      <text:p text:style-name="P2"><text:span text:style-name="Source_20_Text"><text:s text:c="2"/>"status": "OPEN",</text:span></text:p>
      <text:p text:style-name="P2"><text:span text:style-name="Source_20_Text"><text:s text:c="2"/>"isMain": true,</text:span></text:p>
      <text:p text:style-name="P2"><text:span text:style-name="Source_20_Text"><text:s text:c="2"/>"closedAt": null,</text:span></text:p>
      <text:p text:style-name="P2"><text:span text:style-name="Source_20_Text"><text:s text:c="2"/>"closedBy": null,</text:span></text:p>
      <text:p text:style-name="P2"><text:span text:style-name="Source_20_Text"><text:s text:c="2"/>"closedReason": null,</text:span></text:p>
      <text:p text:style-name="P2"><text:span text:style-name="Source_20_Text"><text:s text:c="2"/>"createdAt": "2026-02-12T10:00:00Z",</text:span></text:p>
      <text:p text:style-name="P2"><text:span text:style-name="Source_20_Text"><text:s text:c="2"/>"createdBy": "user-77",</text:span></text:p>
      <text:p text:style-name="P2"><text:span text:style-name="Source_20_Text"><text:s text:c="2"/>"modifiedAt": "2026-02-12T10:05:00Z",</text:span></text:p>
      <text:p text:style-name="P2"><text:span text:style-name="Source_20_Text"><text:s text:c="2"/>"modifiedBy": "user-77",</text:span></text:p>
      <text:p text:style-name="P2"><text:span text:style-name="Source_20_Text"><text:s text:c="2"/>"trashedAt": null,</text:span></text:p>
      <text:p text:style-name="P2"><text:span text:style-name="Source_20_Text"><text:s text:c="2"/>"trashedBy": null,</text:span></text:p>
      <text:p text:style-name="P2"><text:span text:style-name="Source_20_Text"><text:s text:c="2"/>"version": 1</text:span></text:p>
      <text:p text:style-name="P3"><text:span text:style-name="Source_20_Text">}</text:span></text:p>
      <text:h text:style-name="Heading_20_2" text:outline-level="2">7.5 Close Location</text:h>
      <text:p text:style-name="P3"><text:span text:style-name="Source_20_Text">{ "reason": "Zusammenlegung / Umzug" }</text:span></text:p>
      <text:p text:style-name="P3"><text:span text:style-name="Source_20_Text"/></text:p>
      <text:h text:style-name="Heading_20_1" text:outline-level="1">8. Caching (SOLL)</text:h>
      <text:h text:style-name="Heading_20_2" text:outline-level="2">8.1 Ziele</text:h>
      <text:p text:style-name="Text_20_body">Reduktion von DB-Last/Latenz bei häufigen Reads (Company, Locations-Listen).</text:p>
      <text:h text:style-name="Heading_20_2" text:outline-level="2">8.2 Was wird gecacht?</text:h>
      <text:p text:style-name="Text_20_body">SOLL:</text:p>
      <text:list xml:id="list3348594636229495644" text:style-name="L37">
        <text:list-item>
          <text:p text:style-name="P41"><text:span text:style-name="Source_20_Text">GET /companies/{companyId}</text:span></text:p>
        </text:list-item>
        <text:list-item>
          <text:p text:style-name="P41"><text:span text:style-name="Source_20_Text">GET /companies/{companyId}/locations</text:span><text:line-break/>KANN:</text:p>
        </text:list-item>
        <text:list-item>
          <text:p text:style-name="P41"><text:span text:style-name="Source_20_Text">GET /location/{locationId}</text:span> (wenn sehr häufig)</text:p>
        </text:list-item>
      </text:list>
      <text:h text:style-name="Heading_20_2" text:outline-level="2">8.3 TTL</text:h>
      <text:list xml:id="list5430022707466203205" text:style-name="L38">
        <text:list-item>
          <text:p text:style-name="P42">Company/Locations: 30–120 Sekunden</text:p>
        </text:list-item>
      </text:list>
      <text:h text:style-name="Heading_20_2" text:outline-level="2"/>
      <text:h text:style-name="P4" text:outline-level="2">8.4 Invalidation (MUSS, falls Caching aktiv)</text:h>
      <text:list xml:id="list6968524957059567990" text:style-name="L39">
        <text:list-item>
          <text:p text:style-name="P43">Nach PUT/DELETE/RESTORE Company: Company-Cache + Locations-Cache invalidieren</text:p>
        </text:list-item>
        <text:list-item>
          <text:p text:style-name="P43">Nach Create/Update/Close/Reopen/Delete/Restore Location: Company-Cache (wegen main/Counts) + Locations-Cache + Location-Cache invalidieren</text:p>
        </text:list-item>
      </text:list>
      <text:h text:style-name="Heading_20_2" text:outline-level="2">8.5 Mehrinstanzenbetrieb (SOLL)</text:h>
      <text:list xml:id="list7897651436643406703" text:style-name="L40">
        <text:list-item>
          <text:p text:style-name="P44">Bei ≥2 Instanzen: zentraler Cache (z. B. Redis) empfohlen.</text:p>
        </text:list-item>
      </text:list>
      <text:p text:style-name="Text_20_body"/>
      <text:h text:style-name="Heading_20_1" text:outline-level="1">9. Fehlerformat (SOLL)</text:h>
      <text:h text:style-name="Heading_20_2" text:outline-level="2">9.1 Einheitliches Error-DTO</text:h>
      <text:p text:style-name="Text_20_body">Mindestfelder:</text:p>
      <text:list xml:id="list4042271859335982652" text:style-name="L41">
        <text:list-item>
          <text:p text:style-name="P45"><text:span text:style-name="Source_20_Text">timestamp</text:span>, <text:span text:style-name="Source_20_Text">status</text:span>, <text:span text:style-name="Source_20_Text">error</text:span>, <text:span text:style-name="Source_20_Text">errorCode</text:span>, <text:span text:style-name="Source_20_Text">message</text:span>, <text:span text:style-name="Source_20_Text">path</text:span>, <text:span text:style-name="Source_20_Text">correlationId</text:span></text:p>
        </text:list-item>
        <text:list-item>
          <text:p text:style-name="P45">optional <text:span text:style-name="Source_20_Text">details[]</text:span> (Feldfehler)</text:p>
        </text:list-item>
      </text:list>
      <text:p text:style-name="Text_20_body">Abnahmekriterium: 400/401/403/404/409/500 liefern konsistent dieses Format.</text:p>
      <text:p text:style-name="Text_20_body"><text:span text:style-name="Strong_20_Emphasis">Beispiel</text:span></text:p>
      <text:p text:style-name="P2"><text:span text:style-name="Source_20_Text">{</text:span></text:p>
      <text:p text:style-name="P2"><text:span text:style-name="Source_20_Text"><text:s text:c="2"/>"timestamp": "2026-02-12T10:06:00Z",</text:span></text:p>
      <text:p text:style-name="P2"><text:span text:style-name="Source_20_Text"><text:s text:c="2"/>"status": 409,</text:span></text:p>
      <text:p text:style-name="P2"><text:span text:style-name="Source_20_Text"><text:s text:c="2"/>"error": "Conflict",</text:span></text:p>
      <text:p text:style-name="P2"><text:span text:style-name="Source_20_Text"><text:s text:c="2"/>"errorCode": "CANNOT_CLOSE_MAIN_LOCATION",</text:span></text:p>
      <text:p text:style-name="P2"><text:span text:style-name="Source_20_Text"><text:s text:c="2"/>"message": "Main location cannot be closed",</text:span></text:p>
      <text:p text:style-name="P2"><text:span text:style-name="Source_20_Text"><text:s text:c="2"/>"path": "/api/v1/location/01J...",</text:span></text:p>
      <text:p text:style-name="P2"><text:span text:style-name="Source_20_Text"><text:s text:c="2"/>"correlationId": "c-123",</text:span></text:p>
      <text:p text:style-name="P2"><text:span text:style-name="Source_20_Text"><text:s text:c="2"/>"details": []</text:span></text:p>
      <text:p text:style-name="P3"><text:span text:style-name="Source_20_Text">}</text:span></text:p>
      <text:p text:style-name="Text_20_body">Typische fachliche Fehlercodes (MUSS):</text:p>
      <text:list xml:id="list7735387933631243134" text:style-name="L42">
        <text:list-item>
          <text:p text:style-name="P46"><text:span text:style-name="Source_20_Text">MAIN_LOCATION_REQUIRED</text:span></text:p>
        </text:list-item>
        <text:list-item>
          <text:p text:style-name="P46"><text:span text:style-name="Source_20_Text">MAIN_LOCATION_MUST_BE_OPEN</text:span></text:p>
        </text:list-item>
        <text:list-item>
          <text:p text:style-name="P46"><text:span text:style-name="Source_20_Text">CANNOT_CLOSE_MAIN_LOCATION</text:span></text:p>
        </text:list-item>
        <text:list-item>
          <text:p text:style-name="P46"><text:span text:style-name="Source_20_Text">CANNOT_TRASH_MAIN_LOCATION</text:span></text:p>
        </text:list-item>
        <text:list-item>
          <text:p text:style-name="P46"><text:span text:style-name="Source_20_Text">LAST_OPEN_LOCATION_REQUIRED</text:span></text:p>
        </text:list-item>
        <text:list-item>
          <text:p text:style-name="P46"><text:span text:style-name="Source_20_Text">COMPANY_TRASHED_OPERATION_NOT_ALLOWED</text:span></text:p>
        </text:list-item>
        <text:list-item>
          <text:p text:style-name="P46"><text:span text:style-name="Source_20_Text">OPTIMISTIC_LOCK_FAILED</text:span></text:p>
        </text:list-item>
      </text:list>
      <text:p text:style-name="Text_20_body"><text:span text:style-name="Source_20_Text"/></text:p>
      <text:h text:style-name="Heading_20_1" text:outline-level="1"><text:soft-page-break/>10. Pagination &amp; Sort (SOLL)</text:h>
      <text:h text:style-name="Heading_20_2" text:outline-level="2">10.1 Standard</text:h>
      <text:list xml:id="list6597155684429213948" text:style-name="L43">
        <text:list-item>
          <text:p text:style-name="P47"><text:span text:style-name="Source_20_Text">page</text:span> (default 0), <text:span text:style-name="Source_20_Text">size</text:span> (default 50, max z. B. 200)</text:p>
        </text:list-item>
        <text:list-item>
          <text:p text:style-name="P47"><text:span text:style-name="Source_20_Text">sort</text:span> (z. B. <text:span text:style-name="Source_20_Text">createdAt,DESC</text:span>)</text:p>
        </text:list-item>
        <text:list-item>
          <text:p text:style-name="P47">Response: <text:span text:style-name="Source_20_Text">page/size/total/items</text:span></text:p>
        </text:list-item>
      </text:list>
      <text:p text:style-name="Text_20_body"><text:span text:style-name="Source_20_Text"/></text:p>
      <text:h text:style-name="Heading_20_1" text:outline-level="1">11. Abnahmekriterien (Auszug)</text:h>
      <text:list xml:id="list3652810632931040148" text:style-name="L44">
        <text:list-item>
          <text:p text:style-name="P48">Company kann angelegt, geladen, geändert, soft-gelöscht und restored werden.</text:p>
        </text:list-item>
        <text:list-item>
          <text:p text:style-name="P48">Pro Company existiert genau eine Hauptlocation; Wechsel ist möglich und konsistent.</text:p>
        </text:list-item>
        <text:list-item>
          <text:p text:style-name="P48">Hauptlocation ist immer OPEN und nicht trashed.</text:p>
        </text:list-item>
        <text:list-item>
          <text:p text:style-name="P48">Eine Hauptlocation kann nicht geschlossen oder getrashed werden.</text:p>
        </text:list-item>
        <text:list-item>
          <text:p text:style-name="P48">Die letzte OPEN Location kann nicht geschlossen oder getrashed werden.</text:p>
        </text:list-item>
        <text:list-item>
          <text:p text:style-name="P48">Company Trash triggert Cascade Trash aller Locations.</text:p>
        </text:list-item>
        <text:list-item>
          <text:p text:style-name="P48">Mandantentrennung wird serverseitig erzwungen; Location-Endpunkte sind trotz fehlender companyId sicher.</text:p>
        </text:list-item>
        <text:list-item>
          <text:p text:style-name="P48">Swagger/OpenAPI ist vollständig (DoD: kein Endpoint ohne Swagger).</text:p>
        </text:list-item>
        <text:list-item>
          <text:p text:style-name="P48">Fehlerantworten sind konsistent im Error-DTO.</text:p>
        </text:list-item>
      </text:list>
      <text:p text:style-name="Text_20_body"/>
      <text:h text:style-name="Heading_20_1" text:outline-level="1"/>
      <text:h text:style-name="P1" text:outline-level="1">MUSS/SOLL/KANN Übersicht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Bereich</text:p>
            </table:table-cell>
            <table:table-cell table:style-name="Tabelle1.A1" office:value-type="string">
              <text:p text:style-name="Table_20_Heading">MUSS</text:p>
            </table:table-cell>
            <table:table-cell table:style-name="Tabelle1.A1" office:value-type="string">
              <text:p text:style-name="Table_20_Heading">SOLL</text:p>
            </table:table-cell>
            <table:table-cell table:style-name="Tabelle1.A1" office:value-type="string">
              <text:p text:style-name="Table_20_Heading">KANN</text:p>
            </table:table-cell>
          </table:table-row>
        </table:table-header-rows>
        <table:table-row>
          <table:table-cell table:style-name="Tabelle1.A1" office:value-type="string">
            <text:p text:style-name="Table_20_Contents">Technologie/Stack</text:p>
          </table:table-cell>
          <table:table-cell table:style-name="Tabelle1.A1" office:value-type="string">
            <text:p text:style-name="Table_20_Contents">Java+Spring Boot, REST/JSON, MariaDB, UUID/ULID</text:p>
          </table:table-cell>
          <table:table-cell table:style-name="Tabelle1.A1" office:value-type="string">
            <text:p text:style-name="Table_20_Contents">Flyway/Liquibase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OpenAPI/Swagger</text:p>
          </table:table-cell>
          <table:table-cell table:style-name="Tabelle1.A1" office:value-type="string">
            <text:p text:style-name="Table_20_Contents">Vollständige Doku je Endpoint (DoD)</text:p>
          </table:table-cell>
          <table:table-cell table:style-name="Tabelle1.A1" office:value-type="string">
            <text:p text:style-name="Table_20_Contents">globale Error Responses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Zeit/Datum</text:p>
          </table:table-cell>
          <table:table-cell table:style-name="Tabelle1.A1" office:value-type="string">
            <text:p text:style-name="Table_20_Contents">UTC ISO-8601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Mandantenmodell</text:p>
          </table:table-cell>
          <table:table-cell table:style-name="Tabelle1.A1" office:value-type="string">
            <text:p text:style-name="Table_20_Contents">Company/Location strikt company-scharf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Hauptlocation</text:p>
          </table:table-cell>
          <table:table-cell table:style-name="Tabelle1.A1" office:value-type="string">
            <text:p text:style-name="Table_20_Contents">genau eine, immer OPEN &amp; nicht trashed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Location Status</text:p>
          </table:table-cell>
          <table:table-cell table:style-name="Tabelle1.A1" office:value-type="string">
            <text:p text:style-name="Table_20_Contents">OPEN/CLOSED, Close-Meta</text:p>
          </table:table-cell>
          <table:table-cell table:style-name="Tabelle1.A1" office:value-type="string">
            <text:p text:style-name="Table_20_Contents">reopen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Soft-Delete</text:p>
          </table:table-cell>
          <table:table-cell table:style-name="Tabelle1.A1" office:value-type="string">
            <text:p text:style-name="Table_20_Contents">trashedAt/By, includeTrashed</text:p>
          </table:table-cell>
          <table:table-cell table:style-name="Tabelle1.A1" office:value-type="string">
            <text:p text:style-name="Table_20_Contents">Restore, Retention/Purge</text:p>
          </table:table-cell>
          <table:table-cell table:style-name="Tabelle1.A1" office:value-type="string">
            <text:p text:style-name="Table_20_Contents">Restore-Auditfelder</text:p>
          </table:table-cell>
        </table:table-row>
        <table:table-row>
          <table:table-cell table:style-name="Tabelle1.A1" office:value-type="string">
            <text:p text:style-name="Table_20_Contents">Cascade Trash</text:p>
          </table:table-cell>
          <table:table-cell table:style-name="Tabelle1.A1" office:value-type="string">
            <text:p text:style-name="Table_20_Contents">Company trash → Locations trash</text:p>
          </table:table-cell>
          <table:table-cell table:style-name="Tabelle1.A1" office:value-type="string">
            <text:p text:style-name="Table_20_Contents">trashedCause zur Restore-Policy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Concurrency</text:p>
          </table:table-cell>
          <table:table-cell table:style-name="Tabelle1.A1" office:value-type="string">
            <text:p text:style-name="Table_20_Contents">version / Optimistic Locking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—</text:p>
          </table:table-cell>
        </table:table-row>
        <table:table-row>
          <table:table-cell table:style-name="Tabelle1.A1" office:value-type="string">
            <text:p text:style-name="Table_20_Contents">Suche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Locations-Liste mit Paging/Sort</text:p>
          </table:table-cell>
          <table:table-cell table:style-name="Tabelle1.A1" office:value-type="string">
            <text:p text:style-name="Table_20_Contents">erweiterte Suche</text:p>
          </table:table-cell>
        </table:table-row>
        <table:table-row>
          <table:table-cell table:style-name="Tabelle1.A1" office:value-type="string">
            <text:p text:style-name="Table_20_Contents">Events/Outbox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Outbox + Domain-Events</text:p>
          </table:table-cell>
          <table:table-cell table:style-name="Tabelle1.A1" office:value-type="string">
            <text:p text:style-name="Table_20_Contents">Broker/Advanced</text:p>
          </table:table-cell>
        </table:table-row>
        <table:table-row>
          <table:table-cell table:style-name="Tabelle1.A1" office:value-type="string">
            <text:p text:style-name="Table_20_Contents">Caching</text:p>
          </table:table-cell>
          <table:table-cell table:style-name="Tabelle1.A1" office:value-type="string">
            <text:p text:style-name="Table_20_Contents">—</text:p>
          </table:table-cell>
          <table:table-cell table:style-name="Tabelle1.A1" office:value-type="string">
            <text:p text:style-name="Table_20_Contents">TTL + Invalidation</text:p>
          </table:table-cell>
          <table:table-cell table:style-name="Tabelle1.A1" office:value-type="string">
            <text:p text:style-name="Table_20_Contents">Location-Cache, Search-Cache</text:p>
          </table:table-cell>
        </table:table-row>
      </table:table>
      <text:p text:style-name="Horizontal_20_Line"/>
      <text:h text:style-name="Heading_20_1" text:outline-level="1"/>
      <text:h text:style-name="P1" text:outline-level="1">Backlog (Epics → Stories → Tasks)</text:h>
      <text:h text:style-name="Heading_20_2" text:outline-level="2">EPIC 0 – Projektgrundlagen</text:h>
      <text:p text:style-name="Text_20_body"><text:span text:style-name="Strong_20_Emphasis">Story 0.1 – Repo &amp; Grundsetup</text:span></text:p>
      <text:list xml:id="list4640084902398442392" text:style-name="L45">
        <text:list-item>
          <text:p text:style-name="P49">Spring Boot Projekt (Web, Validation, Security Placeholder, JPA/Jdbc, OpenAPI)</text:p>
        </text:list-item>
        <text:list-item>
          <text:p text:style-name="P49">MariaDB Connection + Profile (local/dev/prod)</text:p>
        </text:list-item>
        <text:list-item>
          <text:p text:style-name="P49">Standard Error DTO + Exception Mapping</text:p>
        </text:list-item>
        <text:list-item>
          <text:p text:style-name="P49">Logging + CorrelationId Filter<text:line-break/>Akzeptanzkriterien: App startet lokal, Swagger UI erreichbar, Healthcheck vorhanden.</text:p>
        </text:list-item>
      </text:list>
      <text:p text:style-name="Text_20_body"><text:span text:style-name="Strong_20_Emphasis">Story 0.2 – Migrationen</text:span></text:p>
      <text:list xml:id="list5463894253526384300" text:style-name="L46">
        <text:list-item>
          <text:p text:style-name="P50">Flyway/Liquibase integrieren</text:p>
        </text:list-item>
        <text:list-item>
          <text:p text:style-name="P50">Baseline Migration<text:line-break/>Akzeptanzkriterien: Schema wird automatisiert erstellt/aktualisiert.</text:p>
        </text:list-item>
      </text:list>
      <text:h text:style-name="Heading_20_2" text:outline-level="2">EPIC 1 – Datenmodell &amp; DB</text:h>
      <text:p text:style-name="Text_20_body"><text:span text:style-name="Strong_20_Emphasis">Story 1.1 – DDL Company</text:span></text:p>
      <text:list xml:id="list4006298710394891014" text:style-name="L47">
        <text:list-item>
          <text:p text:style-name="P51">Tabelle company inkl. Audit/Soft-Delete/version<text:line-break/>Akzeptanzkriterien: CRUD möglich, Indizes vorhanden.</text:p>
        </text:list-item>
      </text:list>
      <text:p text:style-name="Text_20_body"><text:span text:style-name="Strong_20_Emphasis">Story 1.2 – DDL Location</text:span></text:p>
      <text:list xml:id="list4728888593262604917" text:style-name="L48">
        <text:list-item>
          <text:p text:style-name="P52">Tabelle location inkl. Status/Close/Audit/Soft-Delete/version</text:p>
        </text:list-item>
        <text:list-item>
          <text:p text:style-name="P52">Indizes (companyId, status, trashedAt)</text:p>
        </text:list-item>
        <text:list-item>
          <text:p text:style-name="P52">(Optional) trashedCause<text:line-break/>Akzeptanzkriterien: Location kann company-scharf gespeichert werden.</text:p>
        </text:list-item>
      </text:list>
      <text:p text:style-name="Text_20_body"><text:span text:style-name="Strong_20_Emphasis">Story 1.3 – Optional: Outbox</text:span></text:p>
      <text:list xml:id="list4446053298350124394" text:style-name="L49">
        <text:list-item>
          <text:p text:style-name="P53">Tabelle outbox_event inkl. Status/Retry<text:line-break/>Akzeptanzkriterien: Event kann in DB-Transaktion geschrieben werden.</text:p>
        </text:list-item>
      </text:list>
      <text:h text:style-name="Heading_20_2" text:outline-level="2">EPIC 2 – Domain/DTO/Validation</text:h>
      <text:p text:style-name="Text_20_body"><text:span text:style-name="Strong_20_Emphasis">Story 2.1 – DTOs + Entities</text:span></text:p>
      <text:list xml:id="list6888132380428338822" text:style-name="L50">
        <text:list-item>
          <text:p text:style-name="P54">Create/Update DTOs Company/Location, Responses, List Response<text:line-break/>Akzeptanzkriterien: DTOs decken Pflichtenheft-Felder ab.</text:p>
        </text:list-item>
      </text:list>
      <text:p text:style-name="Text_20_body"><text:span text:style-name="Strong_20_Emphasis">Story 2.2 – Validierung &amp; Fehlercodes</text:span></text:p>
      <text:list xml:id="list7369403137438504537" text:style-name="L51">
        <text:list-item>
          <text:p text:style-name="P55">Bean Validation, konsistente ErrorCodes, 400/403/404/409/500<text:line-break/>Akzeptanzkriterien: ungültige Requests liefern korrektes Error-DTO.</text:p>
        </text:list-item>
      </text:list>
      <text:p text:style-name="Text_20_body"><text:span text:style-name="Strong_20_Emphasis">Story 2.3 – Normalisierung</text:span></text:p>
      <text:list xml:id="list2391607837553619867" text:style-name="L52">
        <text:list-item>
          <text:p text:style-name="P56">nameNormalized für Company/Location<text:line-break/>Akzeptanzkriterien: normalized Felder werden gesetzt und getestet.</text:p>
        </text:list-item>
      </text:list>
      <text:h text:style-name="Heading_20_2" text:outline-level="2"><text:soft-page-break/>EPIC 3 – Company API</text:h>
      <text:p text:style-name="Text_20_body"><text:span text:style-name="Strong_20_Emphasis">Story 3.1 – CRUD Company</text:span></text:p>
      <text:list xml:id="list4044614556552350949" text:style-name="L53">
        <text:list-item>
          <text:p text:style-name="P57">POST /companies, GET/PUT/DELETE/RESTORE /companies/{companyId}<text:line-break/>Akzeptanzkriterien: Audit korrekt, Soft-Delete funktioniert.</text:p>
        </text:list-item>
      </text:list>
      <text:p text:style-name="Text_20_body"><text:span text:style-name="Strong_20_Emphasis">Story 3.2 – Hauptlocation wechseln</text:span></text:p>
      <text:list xml:id="list3270182611321075039" text:style-name="L54">
        <text:list-item>
          <text:p text:style-name="P58">PUT /companies/{companyId}/main-location mit Optimistic Lock<text:line-break/>Akzeptanzkriterien: I-1/I-2 eingehalten, Konflikte → 409.</text:p>
        </text:list-item>
      </text:list>
      <text:h text:style-name="Heading_20_2" text:outline-level="2">EPIC 4 – Location API</text:h>
      <text:p text:style-name="Text_20_body"><text:span text:style-name="Strong_20_Emphasis">Story 4.1 – CRUD Location</text:span></text:p>
      <text:list xml:id="list4321752993364689270" text:style-name="L55">
        <text:list-item>
          <text:p text:style-name="P59">POST /companies/{companyId}/locations</text:p>
        </text:list-item>
        <text:list-item>
          <text:p text:style-name="P59">GET/PUT/DELETE/RESTORE /location/{locationId}<text:line-break/>Akzeptanzkriterien: company-scharfe Prüfungen bei /location/{id}.</text:p>
        </text:list-item>
      </text:list>
      <text:p text:style-name="Text_20_body"><text:span text:style-name="Strong_20_Emphasis">Story 4.2 – Close/Reopen</text:span></text:p>
      <text:list xml:id="list4572158391110097852" text:style-name="L56">
        <text:list-item>
          <text:p text:style-name="P60">close/reopen Endpoints, Regeln (nicht main, nicht letzte OPEN)<text:line-break/>Akzeptanzkriterien: 409 Fehlercodes bei Regelverstoß.</text:p>
        </text:list-item>
      </text:list>
      <text:h text:style-name="Heading_20_2" text:outline-level="2">EPIC 5 – Cascade Trash &amp; Restore Konsistenz</text:h>
      <text:p text:style-name="Text_20_body"><text:span text:style-name="Strong_20_Emphasis">Story 5.1 – Company Trash Cascade</text:span></text:p>
      <text:list xml:id="list2250873423953161468" text:style-name="L57">
        <text:list-item>
          <text:p text:style-name="P61">Company trash setzt alle Locations trashed (CASCADE)<text:line-break/>Akzeptanzkriterien: keine Location bleibt sichtbar nach Company Trash (Default).</text:p>
        </text:list-item>
      </text:list>
      <text:p text:style-name="Text_20_body"><text:span text:style-name="Strong_20_Emphasis">Story 5.2 – Restore Policy</text:span></text:p>
      <text:list xml:id="list2853046431263917610" text:style-name="L58">
        <text:list-item>
          <text:p text:style-name="P62">Company restore stellt mainLocation + mind. eine OPEN Location her<text:line-break/>Akzeptanzkriterien: konsistenter Zustand nach restore.</text:p>
        </text:list-item>
      </text:list>
      <text:h text:style-name="Heading_20_2" text:outline-level="2">EPIC 6 – Security &amp; Audit Integration</text:h>
      <text:p text:style-name="Text_20_body"><text:span text:style-name="Strong_20_Emphasis">Story 6.1 – Mandantentrennung</text:span></text:p>
      <text:list xml:id="list7409787263022045166" text:style-name="L59">
        <text:list-item>
          <text:p text:style-name="P63">companyId gegen Auth-Kontext prüfen, 403 bei mismatch<text:line-break/>Akzeptanzkriterien: Cross-Company nicht möglich.</text:p>
        </text:list-item>
      </text:list>
      <text:p text:style-name="Text_20_body"><text:span text:style-name="Strong_20_Emphasis">Story 6.2 – Audit Actor</text:span></text:p>
      <text:list xml:id="list209120304226732030" text:style-name="L60">
        <text:list-item>
          <text:p text:style-name="P64">createdBy/modifiedBy/trashedBy/closedBy aus Security Context<text:line-break/>Akzeptanzkriterien: Audit korrekt.</text:p>
        </text:list-item>
      </text:list>
      <text:h text:style-name="Heading_20_2" text:outline-level="2">EPIC 7 – Events/Outbox (empfohlen)</text:h>
      <text:p text:style-name="Text_20_body"><text:span text:style-name="Strong_20_Emphasis">Story 7.1 – Domain Events</text:span></text:p>
      <text:list xml:id="list8942865704122247711" text:style-name="L61">
        <text:list-item>
          <text:p text:style-name="P65">Events bei Änderungen erzeugen (Outbox)<text:line-break/>Akzeptanzkriterien: Outbox enthält Events nach CRUD/State Changes.</text:p>
        </text:list-item>
      </text:list>
      <text:h text:style-name="Heading_20_2" text:outline-level="2"/>
      <text:h text:style-name="P4" text:outline-level="2">EPIC 8 – Retention/Purge (optional später)</text:h>
      <text:p text:style-name="Text_20_body"><text:span text:style-name="Strong_20_Emphasis">Story 8.1 – Purge Job</text:span></text:p>
      <text:list xml:id="list6159342569745441936" text:style-name="L62">
        <text:list-item>
          <text:p text:style-name="P66">trashed &gt; X Tage endgültig löschen<text:line-break/>Akzeptanzkriterien: Daten werden nach Retention entfernt.</text:p>
        </text:list-item>
      </text:list>
      <text:h text:style-name="Heading_20_2" text:outline-level="2">EPIC 9 – QA &amp; Release</text:h>
      <text:p text:style-name="Text_20_body"><text:span text:style-name="Strong_20_Emphasis">Story 9.1 – Tests</text:span></text:p>
      <text:list xml:id="list649901973240954253" text:style-name="L63">
        <text:list-item>
          <text:p text:style-name="P67">Unit Tests (Regeln, Normalisierung), Integrationstests (Endpoints)<text:line-break/>Akzeptanzkriterien: CI grün, Kernpfade getestet.</text:p>
        </text:list-item>
      </text:list>
      <text:p text:style-name="Text_20_body"><text:span text:style-name="Strong_20_Emphasis">Story 9.2 – Swagger Review</text:span></text:p>
      <text:list xml:id="list6284785135083325484" text:style-name="L64">
        <text:list-item>
          <text:p text:style-name="P68">Swagger vollständig gemäß DoD<text:line-break/>Akzeptanzkriterien: Review-Checkliste erfüll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Standar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fo:font-weight="bold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2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Arial1" fo:font-size="14pt" fo:font-weight="bold" style:font-name-asian="SimSun" style:font-size-asian="18pt" style:font-weight-asian="bold" style:font-name-complex="Arial3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Arial1" fo:font-size="16pt" fo:font-weight="bold" style:font-name-asian="SimSun" style:font-size-asian="24pt" style:font-weight-asian="bold" style:font-name-complex="Arial3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Meyer</meta:initial-creator>
    <meta:creation-date>2026-02-12T21:15:02.18</meta:creation-date>
    <meta:document-statistic meta:table-count="1" meta:image-count="0" meta:object-count="0" meta:page-count="16" meta:paragraph-count="415" meta:word-count="2224" meta:character-count="18466"/>
    <dc:date>2026-02-12T21:22:36.48</dc:date>
    <dc:creator>Thomas Meyer</dc:creator>
    <meta:editing-duration>PT7M34S</meta:editing-duration>
    <meta:editing-cycles>1</meta:editing-cycles>
    <meta:generator>OpenOffice/4.1.15$Win32 OpenOffice.org_project/4115m2$Build-9813</meta:generator>
  </office:meta>
</office:document-meta>
</file>